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125cm" draw:marker-end="Arrow" draw:marker-end-width="0.12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draw:marker-start-width="0.275cm" draw:marker-end="Çizgi_20_ucu_20_1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cm" draw:marker-start-width="0.275cm" draw:marker-end="Çizgi_20_ucu_20_1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35cm" draw:marker-end="Çizgi_20_ucu_20_1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-width="0.275cm" draw:marker-end="Arrow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125cm" draw:marker-end="Çizgi_20_ucu_20_1" draw:marker-end-width="0.225cm" draw:fill="solid" draw:fill-color="#2300dc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1cm" draw:marker-start-width="0.2cm" draw:marker-end="Çizgi_20_ucu_20_1" draw:marker-end-width="0.3cm" draw:fill="solid" draw:fill-color="#2300dc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_20__28_var_29_" svg:stroke-width="0.1cm" draw:marker-start-width="0.2cm" draw:marker-end="Çizgi_20_ucu_20_1" draw:marker-end-width="0.3cm" draw:fill="solid" draw:fill-color="#2300dc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marker-end="Arrow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office:forms form:automatic-focus="false" form:apply-design-mode="false"/>
        <draw:custom-shape draw:style-name="gr1" draw:text-style-name="P1" draw:layer="layout" svg:width="8.4cm" svg:height="6.5cm" svg:x="0.9cm" svg:y="1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5" draw:layer="layout" svg:width="2.5cm" svg:height="1.6cm" svg:x="9.5cm" svg:y="3.4cm">
          <text:p text:style-name="P2"><text:span text:style-name="T1">initia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6" draw:layer="layout" svg:width="2cm" svg:height="2cm" svg:x="2cm" svg:y="8.5cm">
          <text:p text:style-name="P2"><text:span text:style-name="T1">read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2.2cm" svg:height="2cm" svg:x="6.8cm" svg:y="8.5cm">
          <text:p text:style-name="P2"><text:span text:style-name="T1">se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" draw:layer="layout" svg:width="1.9cm" svg:height="2cm" svg:x="12.3cm" svg:y="8.5cm">
          <text:p text:style-name="P2"><text:span text:style-name="T1">play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3" draw:layer="layout" svg:width="2.1cm" svg:height="2cm" svg:x="17cm" svg:y="8.5cm">
          <text:p text:style-name="P2"><text:span text:style-name="T1">finishe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2.2cm" svg:height="2cm" svg:x="12.2cm" svg:y="13.8cm">
          <text:p text:style-name="P2"><text:span text:style-name="T1">penalize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9cm" svg:y1="9.499cm" svg:x2="12.3cm" svg:y2="9.5cm" draw:start-shape="id1" draw:start-glue-point="10" draw:end-shape="id2" svg:d="m9000 9499 3300 1">
          <text:p text:style-name="P4"/>
        </draw:connector>
        <draw:connector draw:style-name="gr4" draw:text-style-name="P1" draw:layer="layout" draw:type="line" svg:x1="14.2cm" svg:y1="9.499cm" svg:x2="17cm" svg:y2="9.499cm" draw:start-shape="id2" draw:start-glue-point="10" draw:end-shape="id3" draw:end-glue-point="6" svg:d="m14200 9499h2800">
          <text:p text:style-name="P4"/>
        </draw:connector>
        <draw:connector draw:style-name="gr5" draw:text-style-name="P1" draw:layer="layout" draw:type="curve" draw:line-skew="3.875cm" svg:x1="14.4cm" svg:y1="14.799cm" svg:x2="12cm" svg:y2="4.199cm" draw:start-shape="id4" draw:start-glue-point="10" draw:end-shape="id5" draw:end-glue-point="10" svg:d="m14400 14799c6562 0 7762-10600-2400-10600">
          <text:p text:style-name="P4"/>
        </draw:connector>
        <draw:connector draw:style-name="gr3" draw:text-style-name="P1" draw:layer="layout" draw:type="curve" svg:x1="12.2cm" svg:y1="14.799cm" svg:x2="12.577cm" svg:y2="10.207cm" draw:start-shape="id4" draw:start-glue-point="6" draw:end-shape="id2" draw:end-glue-point="7" svg:d="m12200 14799c-750 0-938-4592 377-4592">
          <text:p text:style-name="P4"/>
        </draw:connector>
        <draw:connector draw:style-name="gr3" draw:text-style-name="P1" draw:layer="layout" draw:type="curve" svg:x1="9.5cm" svg:y1="4.199cm" svg:x2="2cm" svg:y2="9.499cm" draw:start-shape="id5" draw:start-glue-point="6" draw:end-shape="id6" draw:end-glue-point="6" svg:d="m9500 4199c-12000 0-8250 5300-7500 5300">
          <text:p text:style-name="P4"/>
        </draw:connector>
        <draw:connector draw:style-name="gr3" draw:text-style-name="P1" draw:layer="layout" draw:type="line" svg:x1="4cm" svg:y1="9.499cm" svg:x2="6.8cm" svg:y2="9.499cm" draw:start-shape="id6" draw:start-glue-point="10" draw:end-shape="id1" draw:end-glue-point="6" svg:d="m4000 9499h2800">
          <text:p text:style-name="P4"/>
        </draw:connector>
        <draw:custom-shape draw:style-name="gr6" draw:text-style-name="P1" draw:layer="layout" svg:width="5cm" svg:height="5cm" svg:x="1cm" svg:y="11cm">
          <text:p text:style-name="P4"/>
          <draw:enhanced-geometry draw:type="quadrat"/>
        </draw:custom-shape>
        <draw:connector draw:style-name="gr3" draw:text-style-name="P1" draw:layer="layout" draw:type="line" svg:x1="4cm" svg:y1="9.499cm" svg:x2="6.8cm" svg:y2="9.499cm" svg:d="m4000 9499h2800">
          <text:p text:style-name="P4"/>
        </draw:connector>
        <draw:connector draw:style-name="gr3" draw:text-style-name="P1" draw:layer="layout" draw:type="line" svg:x1="4cm" svg:y1="9.499cm" svg:x2="6.8cm" svg:y2="9.499cm" svg:d="m4000 9499h2800">
          <text:p text:style-name="P4"/>
        </draw:connector>
        <draw:line draw:style-name="gr7" draw:text-style-name="P1" draw:layer="layout" svg:x1="1.3cm" svg:y1="13.8cm" svg:x2="2.3cm" svg:y2="13.8cm">
          <text:p text:style-name="P4"/>
        </draw:line>
        <draw:line draw:style-name="gr8" draw:text-style-name="P1" draw:layer="layout" svg:x1="1.3cm" svg:y1="14.6cm" svg:x2="2.3cm" svg:y2="14.6cm">
          <text:p text:style-name="P4"/>
        </draw:line>
        <draw:line draw:style-name="gr9" draw:text-style-name="P1" draw:layer="layout" svg:x1="1.3cm" svg:y1="15.4cm" svg:x2="2.3cm" svg:y2="15.4cm">
          <text:p text:style-name="P4"/>
        </draw:line>
        <draw:frame draw:style-name="gr10" draw:text-style-name="P5" draw:layer="layout" svg:width="1.804cm" svg:height="0.847cm" svg:x="2.72cm" svg:y="3.87cm">
          <draw:text-box>
            <text:p text:style-name="P4"><text:span text:style-name="T1">ready</text:span></text:p>
          </draw:text-box>
        </draw:frame>
        <draw:frame draw:style-name="gr10" draw:text-style-name="P5" draw:layer="layout" svg:width="1.25cm" svg:height="0.847cm" svg:x="4.42cm" svg:y="8.67cm">
          <draw:text-box>
            <text:p text:style-name="P4"><text:span text:style-name="T1">set</text:span></text:p>
          </draw:text-box>
        </draw:frame>
        <draw:frame draw:style-name="gr10" draw:text-style-name="P5" draw:layer="layout" svg:width="2.147cm" svg:height="0.847cm" svg:x="9.42cm" svg:y="8.67cm">
          <draw:text-box>
            <text:p text:style-name="P4"><text:span text:style-name="T1">playing</text:span></text:p>
          </draw:text-box>
        </draw:frame>
        <draw:frame draw:style-name="gr10" draw:text-style-name="P5" draw:layer="layout" svg:width="2.27cm" svg:height="0.847cm" svg:x="14.12cm" svg:y="8.67cm">
          <draw:text-box>
            <text:p text:style-name="P4"><text:span text:style-name="T1">finished</text:span></text:p>
          </draw:text-box>
        </draw:frame>
        <draw:frame draw:style-name="gr10" draw:text-style-name="P5" draw:layer="layout" svg:width="2.642cm" svg:height="0.847cm" svg:x="13.22cm" svg:y="11.37cm">
          <draw:text-box>
            <text:p text:style-name="P4"><text:span text:style-name="T1">penalized</text:span></text:p>
          </draw:text-box>
        </draw:frame>
        <draw:frame draw:style-name="gr10" draw:text-style-name="P6" draw:layer="layout" svg:width="2.147cm" svg:height="0.847cm" svg:x="9.72cm" svg:y="11.87cm">
          <draw:text-box>
            <text:p text:style-name="P4"><text:span text:style-name="T2">playing</text:span></text:p>
          </draw:text-box>
        </draw:frame>
        <draw:frame draw:style-name="gr10" draw:text-style-name="P7" draw:layer="layout" svg:width="5.377cm" svg:height="0.847cm" svg:x="0.92cm" svg:y="11.57cm">
          <draw:text-box>
            <text:p text:style-name="P4"><text:span text:style-name="T3">State <text:s text:c="6"/>change by</text:span></text:p>
          </draw:text-box>
        </draw:frame>
        <draw:frame draw:style-name="gr10" draw:text-style-name="P5" draw:layer="layout" svg:width="6.283cm" svg:height="0.847cm" svg:x="2.301cm" svg:y="13.401cm">
          <draw:text-box>
            <text:p text:style-name="P4"><text:span text:style-name="T1">Short click on chest button</text:span></text:p>
          </draw:text-box>
        </draw:frame>
        <draw:frame draw:style-name="gr10" draw:text-style-name="P5" draw:layer="layout" svg:width="3.523cm" svg:height="0.847cm" svg:x="2.301cm" svg:y="14.203cm">
          <draw:text-box>
            <text:p text:style-name="P4"><text:span text:style-name="T1">To be decided</text:span></text:p>
          </draw:text-box>
        </draw:frame>
        <draw:frame draw:style-name="gr10" draw:text-style-name="P5" draw:layer="layout" svg:width="3.523cm" svg:height="0.847cm" svg:x="2.301cm" svg:y="15.004cm">
          <draw:text-box>
            <text:p text:style-name="P4"><text:span text:style-name="T1">To be decided</text:span></text:p>
          </draw:text-box>
        </draw:frame>
        <draw:connector draw:style-name="gr3" draw:text-style-name="P1" draw:layer="layout" draw:type="line" svg:x1="13.249cm" svg:y1="10.5cm" svg:x2="13.299cm" svg:y2="13.8cm" draw:start-shape="id2" draw:start-glue-point="8" draw:end-shape="id4" draw:end-glue-point="4" svg:d="m13249 10500 50 330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Çizgi_20_ucu_20_1" draw:display-name="Çizgi ucu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13T02:29:46</meta:creation-date>
    <dc:date>2008-07-10T13:26:36</dc:date>
    <meta:editing-cycles>7</meta:editing-cycles>
    <meta:editing-duration>PT43M1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